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28in"/>
    </style:style>
    <style:style style:name="co3" style:family="table-column">
      <style:table-column-properties fo:break-before="auto" style:column-width="0.3866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4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6378" table:default-cell-style-name="Default"/>
        <table:table-row table:style-name="ro1">
          <table:table-cell table:style-name="ce13" office:value-type="string" calcext:value-type="string">
            <text:p>block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size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r/w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0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 I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0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REVISIO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vision Numb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0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OFTRE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RE &amp; TA software reset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1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TARTRENDE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rawing star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1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EST_SELEC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st (writing this register is prohibited)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2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PARAM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ISP parameters</text:p>
          </table:table-cell>
          <table:table-cell table:number-columns-repeated="16378"/>
        </table:table-row>
        <table:table-row table:style-name="ro1">
          <table:table-cell/>
          <table:table-cell table:style-name="ce16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2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REGION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se address for Region Arra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3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AN_SORT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pan Sorter control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4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VO_BORDER_C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order area col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4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R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4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W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write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4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W_LINESTRID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line stri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5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R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5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R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ead start address for field - 2/strip - 2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5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R_SIZ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XY siz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6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W_SOF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1/strip - 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6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W_SOF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rite start address for field - 2/strip - 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6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X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X coordinat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6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Y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clip Y coordinate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7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PU_SHAD_SCA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ntensity Volume mod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7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PU_CULL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cull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7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PU_PA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rameter read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8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HALF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ixel sampl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8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PU_PERP_VA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mparison value for perpendicular polyg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8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ISP_BACKGND_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dept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8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ISP_BACKGND_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ckground surface tag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9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ISP_FEED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ranslucent polygon sort mode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a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DRAM_REFRES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refresh coun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a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DRAM_ARB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arbi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a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DRAM_CF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e memory control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b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OG_COL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Look Up table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b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OG_COL_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for vertex Fo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b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OG_DENSI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og scale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b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OG_CLAMP_MA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ax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c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OG_CLAMP_M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olor clamping minimum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c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TRIGGER_PO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trigger signal HV counter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c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H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c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VBLANK_I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interrup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d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pulse generato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d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H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d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LO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HV counter load val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d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VBLAN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-blank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e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WIDT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ync width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e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EXT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exturing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e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VO_CONTRO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e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VO_STARTX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X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f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VO_STARTY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deo output start Y posi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0f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CALER_CT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X &amp; Y scaler control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0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PAL_RAM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0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SPG_STATU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nc pulse generator statu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1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BURST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Frame buffer bur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1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FB_C_S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urrent frame buffer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1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Y_COEF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 scaling coeffice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1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PT_ALPHA_REF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lpha value for Punch Through polygon comparison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2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OL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2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ISP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2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OL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write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3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ISP_LIM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ISP/TSP Parameter limi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3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NEXT_OP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address for the Object Pointer B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3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ITP_CURRE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address where the next ISP/TSP Parameters are st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3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GLOB_TILE_CLI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lobal Tile Clip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4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ALLOC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Object list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4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LIST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initializ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48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YUV_TEX_BAS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422 texture write start addres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4c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YUV_TEX_CTR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YUV converter contro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5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YUV_TEX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UV converter macro block counter value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60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LIST_CO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A continuation process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164</text:p>
          </table:table-cell>
          <table:table-cell table:style-name="ce15" office:value-type="string" calcext:value-type="string">
            <text:p>4</text:p>
          </table:table-cell>
          <table:table-cell office:value-type="string" calcext:value-type="string">
            <text:p>TA_NEXT_OPB_INI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itional OPB starting address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200</text:p>
          </table:table-cell>
          <table:table-cell table:style-name="ce15" office:value-type="string" calcext:value-type="string">
            <text:p>512</text:p>
          </table:table-cell>
          <table:table-cell office:value-type="string" calcext:value-type="string">
            <text:p>FOG_T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ook-up table fog data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0600</text:p>
          </table:table-cell>
          <table:table-cell table:style-name="ce15" office:value-type="string" calcext:value-type="string">
            <text:p>2400</text:p>
          </table:table-cell>
          <table:table-cell office:value-type="string" calcext:value-type="string">
            <text:p>TA_OL_POINTER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Object List Pointer data</text:p>
          </table:table-cell>
          <table:table-cell table:number-columns-repeated="16378"/>
        </table:table-row>
        <table:table-row table:style-name="ro1">
          <table:table-cell/>
          <table:table-cell table:style-name="ce15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holly</text:p>
          </table:table-cell>
          <table:table-cell table:style-name="ce15" office:value-type="string" calcext:value-type="string">
            <text:p>1000</text:p>
          </table:table-cell>
          <table:table-cell table:style-name="ce15" office:value-type="string" calcext:value-type="string">
            <text:p>4096</text:p>
          </table:table-cell>
          <table:table-cell office:value-type="string" calcext:value-type="string">
            <text:p>PALETTE_RA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alette RAM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18"/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5">00/00/0000</text:date>, <text:time style:data-style-name="N2" text:time-value="10:11:01.941974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6:19:37.474780128</meta:creation-date>
    <dc:date>2023-10-05T04:42:41.516993713</dc:date>
    <meta:editing-duration>PT22H23M3S</meta:editing-duration>
    <meta:editing-cycles>3</meta:editing-cycles>
    <meta:generator>LibreOffice/7.5.5.2$Linux_X86_64 LibreOffice_project/50$Build-2</meta:generator>
    <meta:document-statistic meta:table-count="1" meta:cell-count="432" meta:object-count="0"/>
  </office:meta>
</office:document-meta>
</file>